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1:</text:p>
      <text:p text:style-name="Standard">1.106.10.138.240 <text:s/>106.10.139.246 </text:p>
      <text:p text:style-name="Standard">for different users to choose the nearest IP address so the link will be faster.</text:p>
      <text:p text:style-name="Standard">2.localhost </text:p>
      <text:p text:style-name="Standard">it is always the same address for the user.</text:p>
      <text:p text:style-name="Standard"/>
      <text:p text:style-name="Standard">Exercise 2:</text:p>
      <text:p text:style-name="Standard">1.129.94.208.154</text:p>
      <text:p text:style-name="Standard">2.eth0 lo vmnet1 vmnet2</text:p>
      <text:p text:style-name="Standard"/>
      <text:p text:style-name="Standard">exercise 3:</text:p>
      <text:p text:style-name="Standard"><text:a xlink:type="simple" xlink:href="http://www.cse.unsw.edu.au/" text:style-name="Internet_20_link" text:visited-style-name="Visited_20_Internet_20_Link">www.cse.unsw.edu.au</text:a> yes</text:p>
      <text:p text:style-name="Standard"><text:a xlink:type="simple" xlink:href="http://www.cancercouncil.org.au/" text:style-name="Internet_20_link" text:visited-style-name="Visited_20_Internet_20_Link">www.cancercouncil.org.au</text:a> not work</text:p>
      <text:p text:style-name="Standard">compnet.epfl.ch <text:s/>yes</text:p>
      <text:p text:style-name="Standard"><text:a xlink:type="simple" xlink:href="http://www.intel.com.au/" text:style-name="Internet_20_link" text:visited-style-name="Visited_20_Internet_20_Link">www.intel.com.au</text:a> yes</text:p>
      <text:p text:style-name="Standard"><text:a xlink:type="simple" xlink:href="http://www.telstra.com.au/" text:style-name="Internet_20_link" text:visited-style-name="Visited_20_Internet_20_Link">www.telstra.com.au</text:a> yes </text:p>
      <text:p text:style-name="Standard"><text:a xlink:type="simple" xlink:href="http://www.hola.hp/" text:style-name="Internet_20_link" text:visited-style-name="Visited_20_Internet_20_Link">www.hola.hp</text:a> unknown host</text:p>
      <text:p text:style-name="Standard"><text:a xlink:type="simple" xlink:href="http://www.amazon.com/" text:style-name="Internet_20_link" text:visited-style-name="Visited_20_Internet_20_Link">www.amazon.com</text:a> yes</text:p>
      <text:p text:style-name="Standard"><text:a xlink:type="simple" xlink:href="http://www.wikileaks.org/" text:style-name="Internet_20_link" text:visited-style-name="Visited_20_Internet_20_Link">www.wikileaks.org</text:a> yes</text:p>
      <text:p text:style-name="Standard"><text:a xlink:type="simple" xlink:href="http://www.tsinghua.edu.cn/" text:style-name="Internet_20_link" text:visited-style-name="Visited_20_Internet_20_Link">www.tsinghua.edu.cn</text:a> not work</text:p>
      <text:p text:style-name="Standard"><text:a xlink:type="simple" xlink:href="http://www.kremlin.ru/" text:style-name="Internet_20_link" text:visited-style-name="Visited_20_Internet_20_Link">www.kremlin.ru</text:a> not work</text:p>
      <text:p text:style-name="Standard">8.8.8.8 yes</text:p>
      <text:p text:style-name="Standard"><text:a xlink:type="simple" xlink:href="http://www.cancercouncil.org.au/" text:style-name="Internet_20_link" text:visited-style-name="Visited_20_Internet_20_Link">www.cancercouncil.org.au</text:a> <text:s/>and <text:a xlink:type="simple" xlink:href="http://www.hola.hp/" text:style-name="Internet_20_link" text:visited-style-name="Visited_20_Internet_20_Link">www.hola.hp</text:a> <text:s/>can not be reachable from the Web browser,</text:p>
      <text:p text:style-name="Standard"><text:a xlink:type="simple" xlink:href="http://www.tsinghua.edu.cn/" text:style-name="Internet_20_link" text:visited-style-name="Visited_20_Internet_20_Link">www.tsinghua.edu.cn</text:a> <text:s/>and <text:a xlink:type="simple" xlink:href="http://www.kremlin.ru/" text:style-name="Internet_20_link" text:visited-style-name="Visited_20_Internet_20_Link">www.kremlin.ru</text:a> <text:s/>can be reachable from the Web browser .</text:p>
      <text:p text:style-name="Standard">So some hosts are not reachable since <text:s/>the remote host or network may be down, or the domain name does not exist. The other hosts can <text:s/>not be reachable just because it is an foreign host.</text:p>
      <text:p text:style-name="Standard"/>
      <text:p text:style-name="Standard">Exercise 4:</text:p>
      <text:p text:style-name="Standard">1.There are 20 routers between workstation and <text:a xlink:type="simple" xlink:href="http://www.nyu.edu/" text:style-name="Internet_20_link" text:visited-style-name="Visited_20_Internet_20_Link">www.nyu.edu</text:a>. <text:s/>There are four routers belong to UNSW network. The packets cross the Pacific Ocean between no.7 and no.8 rout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6T16:58:55</meta:creation-date>
    <dc:date>2017-03-09T17:54:19</dc:date>
    <meta:editing-duration>PT1H23M53S</meta:editing-duration>
    <meta:editing-cycles>9</meta:editing-cycles>
    <meta:generator>OpenOffice/4.1.1$Linux OpenOffice.org_project/411m6$Build-9775</meta:generator>
    <meta:document-statistic meta:table-count="0" meta:image-count="0" meta:object-count="0" meta:page-count="1" meta:paragraph-count="25" meta:word-count="151" meta:character-count="1021"/>
  </office:meta>
</office:document-meta>
</file>